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954a" officeooo:paragraph-rsid="0017954a"/>
    </style:style>
    <style:style style:name="P2" style:family="paragraph" style:parent-style-name="Standard">
      <style:text-properties officeooo:rsid="001993df" officeooo:paragraph-rsid="001993df"/>
    </style:style>
    <style:style style:name="P3" style:family="paragraph" style:parent-style-name="Standard">
      <style:text-properties officeooo:rsid="001abef8" officeooo:paragraph-rsid="001abef8"/>
    </style:style>
    <style:style style:name="P4" style:family="paragraph" style:parent-style-name="Standard">
      <style:text-properties officeooo:rsid="001b297a" officeooo:paragraph-rsid="001b297a"/>
    </style:style>
    <style:style style:name="P5" style:family="paragraph" style:parent-style-name="Standard">
      <style:text-properties officeooo:rsid="001b36a4" officeooo:paragraph-rsid="001b36a4"/>
    </style:style>
    <style:style style:name="P6" style:family="paragraph" style:parent-style-name="Standard">
      <style:text-properties officeooo:rsid="001cbec7" officeooo:paragraph-rsid="001cbec7"/>
    </style:style>
    <style:style style:name="P7" style:family="paragraph" style:parent-style-name="Standard">
      <style:text-properties officeooo:rsid="001ee836" officeooo:paragraph-rsid="001ee836"/>
    </style:style>
    <style:style style:name="P8" style:family="paragraph" style:parent-style-name="Standard">
      <style:text-properties officeooo:rsid="0020cb09" officeooo:paragraph-rsid="0020cb09"/>
    </style:style>
    <style:style style:name="P9" style:family="paragraph" style:parent-style-name="Standard">
      <style:text-properties officeooo:rsid="0020d104" officeooo:paragraph-rsid="0020d104"/>
    </style:style>
    <style:style style:name="P10" style:family="paragraph" style:parent-style-name="Standard">
      <style:text-properties fo:text-shadow="none" fo:font-weight="bold" officeooo:rsid="001b297a" officeooo:paragraph-rsid="001b297a" style:font-weight-asian="bold" style:font-weight-complex="bold"/>
    </style:style>
    <style:style style:name="P11" style:family="paragraph" style:parent-style-name="Standard">
      <style:text-properties officeooo:rsid="0022a4d0" officeooo:paragraph-rsid="0022a4d0"/>
    </style:style>
    <style:style style:name="P12" style:family="paragraph" style:parent-style-name="Standard">
      <style:text-properties fo:font-weight="bold" officeooo:rsid="0022a4d0" officeooo:paragraph-rsid="0022a4d0" style:font-weight-asian="bold" style:font-weight-complex="bold"/>
    </style:style>
    <style:style style:name="P13" style:family="paragraph" style:parent-style-name="Standard">
      <style:text-properties fo:font-weight="bold" officeooo:rsid="001b297a" officeooo:paragraph-rsid="001b297a" style:font-weight-asian="bold" style:font-weight-complex="bold"/>
    </style:style>
    <style:style style:name="P14" style:family="paragraph" style:parent-style-name="Standard">
      <style:text-properties officeooo:rsid="002478a4" officeooo:paragraph-rsid="002478a4"/>
    </style:style>
    <style:style style:name="P15" style:family="paragraph" style:parent-style-name="Standard">
      <style:text-properties officeooo:rsid="0028b575" officeooo:paragraph-rsid="0028b575"/>
    </style:style>
    <style:style style:name="P16" style:family="paragraph" style:parent-style-name="Standard">
      <style:text-properties fo:font-weight="bold" officeooo:rsid="0017954a" officeooo:paragraph-rsid="0017954a" style:font-weight-asian="bold" style:font-weight-complex="bold"/>
    </style:style>
    <style:style style:name="P17" style:family="paragraph" style:parent-style-name="Standard">
      <style:text-properties officeooo:rsid="002fda1b" officeooo:paragraph-rsid="002fda1b"/>
    </style:style>
    <style:style style:name="T1" style:family="text">
      <style:text-properties officeooo:rsid="001b36a4"/>
    </style:style>
    <style:style style:name="T2" style:family="text">
      <style:text-properties officeooo:rsid="001e8cb2"/>
    </style:style>
    <style:style style:name="T3" style:family="text">
      <style:text-properties officeooo:rsid="002581c1"/>
    </style:style>
    <style:style style:name="T4" style:family="text">
      <style:text-properties officeooo:rsid="0026cd14"/>
    </style:style>
    <style:style style:name="T5" style:family="text">
      <style:text-properties officeooo:rsid="00275dc4"/>
    </style:style>
    <style:style style:name="T6" style:family="text">
      <style:text-properties officeooo:rsid="0027e13e"/>
    </style:style>
    <style:style style:name="T7" style:family="text">
      <style:text-properties officeooo:rsid="0028256d"/>
    </style:style>
    <style:style style:name="T8" style:family="text">
      <style:text-properties officeooo:rsid="0028b575"/>
    </style:style>
    <style:style style:name="T9" style:family="text">
      <style:text-properties officeooo:rsid="002a8c80"/>
    </style:style>
    <style:style style:name="T10" style:family="text">
      <style:text-properties officeooo:rsid="002e7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ancisco Quezada</text:p>
      <text:p text:style-name="Standard"/>
      <text:p text:style-name="P17">This work is mine unless otherwise cited.</text:p>
      <text:p text:style-name="Standard"/>
      <text:p text:style-name="P16">[2]</text:p>
      <text:p text:style-name="P1"/>
      <text:p text:style-name="P1">a) ack=10</text:p>
      <text:p text:style-name="P1">b) ack=30</text:p>
      <text:p text:style-name="P2">c) 40 bytes</text:p>
      <text:p text:style-name="P2">d) seq=30</text:p>
      <text:p text:style-name="P3">e) ssthresh = cwnd/2 = 40/2 = 20</text:p>
      <text:p text:style-name="P3">f) cwnd &gt; ssthresh → 40&gt;20 → congestion avoidance</text:p>
      <text:p text:style-name="P3"/>
      <text:p text:style-name="P13">[3]</text:p>
      <text:p text:style-name="P14">a) <text:span text:style-name="T3">10</text:span></text:p>
      <text:p text:style-name="P14">b) <text:span text:style-name="T4">0</text:span></text:p>
      <text:p text:style-name="P14">c) <text:span text:style-name="T4">no</text:span></text:p>
      <text:p text:style-name="P14">d) <text:span text:style-name="T4">slow start</text:span></text:p>
      <text:p text:style-name="P4"/>
      <text:p text:style-name="P12">[4]</text:p>
      <text:p text:style-name="P11">a) <text:span text:style-name="T5">80/2 = 40</text:span></text:p>
      <text:p text:style-name="P11">b) <text:span text:style-name="T5">80</text:span></text:p>
      <text:p text:style-name="P11">c)<text:span text:style-name="T5">seq=20</text:span></text:p>
      <text:p text:style-name="P11">d) <text:span text:style-name="T6">congestion avoidance</text:span></text:p>
      <text:p text:style-name="P4"/>
      <text:p text:style-name="P10">[5]</text:p>
      <text:p text:style-name="P4">a)</text:p>
      <text:p text:style-name="P4">slow start:</text:p>
      <text:p text:style-name="P4"><text:tab/>1-4</text:p>
      <text:p text:style-name="P4"><text:tab/>9-12</text:p>
      <text:p text:style-name="P4"><text:tab/>14-17</text:p>
      <text:p text:style-name="P4"><text:tab/><text:span text:style-name="T1">32-35</text:span></text:p>
      <text:p text:style-name="P5"><text:tab/>39-40</text:p>
      <text:p text:style-name="P6">congestion avoidance:</text:p>
      <text:p text:style-name="P6"><text:tab/><text:span text:style-name="T2">4-8</text:span></text:p>
      <text:p text:style-name="P6"><text:tab/><text:span text:style-name="T2">12-13</text:span></text:p>
      <text:p text:style-name="P6"><text:tab/><text:span text:style-name="T2">17-19</text:span></text:p>
      <text:p text:style-name="P6"><text:tab/><text:span text:style-name="T2">20-28</text:span></text:p>
      <text:p text:style-name="P6"><text:tab/><text:span text:style-name="T2">29-31</text:span></text:p>
      <text:p text:style-name="P6"><text:tab/><text:span text:style-name="T2">35-38</text:span></text:p>
      <text:p text:style-name="P7">fast recovery:</text:p>
      <text:p text:style-name="P7"><text:tab/>14-32 (TCP Reno; according to book Fig.3.53)</text:p>
      <text:p text:style-name="P8"/>
      <text:p text:style-name="P8">b)</text:p>
      <text:p text:style-name="P8"><text:tab/>8-9, timeout</text:p>
      <text:p text:style-name="P8"><text:tab/>13-14, timeout</text:p>
      <text:p text:style-name="P8"><text:tab/>19-20, triple ack</text:p>
      <text:p text:style-name="P8"><text:tab/>28-29, triple ack</text:p>
      <text:p text:style-name="P8"><text:tab/>31-32, timeout</text:p>
      <text:p text:style-name="P8"><text:soft-page-break/><text:tab/>38-39, timeout</text:p>
      <text:p text:style-name="P9"/>
      <text:p text:style-name="P9">c)</text:p>
      <text:p text:style-name="P9">ssthresh is (“looks”) the same at:</text:p>
      <text:p text:style-name="P9"><text:tab/>4, 12, 17, 20, 35 → <text:s/>ssthresh = 8</text:p>
      <text:p text:style-name="P9">ssthresh changes at:</text:p>
      <text:p text:style-name="P9"><text:tab/>29 → ssthresh = 11</text:p>
      <text:p text:style-name="P9"/>
      <text:p text:style-name="P12">[6]</text:p>
      <text:p text:style-name="P15">a) <text:span text:style-name="T9">Not in a reliable data transfer protocol (TCP) because it does not allow the sender to send out of order packets and if they are sent the receiver asks to resend them. There is an exception, let's say if a packet is lost then it would be out of order (e.g. packets 1,2,3 are sent and packet 2 is lost so packets 1,3 are received, thus out order; tcp receiver asks to resend packets). Although, recall that the packets have no sequence numbers in this scenario so it may be a possibility.</text:span></text:p>
      <text:p text:style-name="P11"><text:span text:style-name="T8">b</text:span>) <text:span text:style-name="T7">Corruption of acknowledgements, packets, etc. → retransmission; I do not know if it possible in this scenario because we do assume there are no bit errors.</text:span></text:p>
      <text:p text:style-name="P11"><text:span text:style-name="T8">c</text:span>) <text:span text:style-name="T10">Allowing the receiver to send negative acknowledgements (NA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9:12:12.661985516</meta:creation-date>
    <dc:date>2016-03-29T16:30:51.690638862</dc:date>
    <meta:editing-duration>PT1H43M58S</meta:editing-duration>
    <meta:editing-cycles>24</meta:editing-cycles>
    <meta:generator>LibreOffice/5.0.5.2$Linux_X86_64 LibreOffice_project/00m0$Build-2</meta:generator>
    <meta:document-statistic meta:table-count="0" meta:image-count="0" meta:object-count="0" meta:page-count="2" meta:paragraph-count="52" meta:word-count="252" meta:character-count="1339" meta:non-whitespace-character-count="1118"/>
  </office:meta>
</office:document-meta>
</file>